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409in"/>
    </style:style>
    <style:style style:name="ro1" style:family="table-row">
      <style:table-row-properties style:row-height="0.179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8be9fd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  <style:map style:condition="cell-content()=&quot;null&quot;" style:apply-style-name="Footnote" style:base-cell-address="Sheet1.A1"/>
      <style:map style:condition="cell-content()=&quot;true&quot;" style:apply-style-name="Good" style:base-cell-address="Sheet1.A1"/>
      <style:map style:condition="cell-content()=&quot;false&quot;" style:apply-style-name="Bad" style:base-cell-address="Sheet1.A1"/>
    </style:style>
    <style:style style:name="ce3" style:family="table-cell" style:parent-style-name="Default" style:data-style-name="N100">
      <style:table-cell-properties fo:background-color="#50fa7b" style:text-align-source="fix" style:repeat-content="false" fo:border="0.74pt solid #000000"/>
      <style:paragraph-properties fo:text-align="center" fo:margin-left="0in"/>
      <style:map style:condition="cell-content()=&quot;null&quot;" style:apply-style-name="Footnote" style:base-cell-address="Sheet1.A1"/>
      <style:map style:condition="cell-content()=&quot;true&quot;" style:apply-style-name="Good" style:base-cell-address="Sheet1.A1"/>
      <style:map style:condition="cell-content()=&quot;false&quot;" style:apply-style-name="Bad" style:base-cell-address="Sheet1.A1"/>
    </style:style>
    <style:style style:name="ce5" style:family="table-cell" style:parent-style-name="Default" style:data-style-name="N100">
      <style:table-cell-properties style:text-align-source="fix" style:repeat-content="false" fo:background-color="transparent" fo:border="0.74pt solid #000000"/>
      <style:paragraph-properties fo:text-align="center" fo:margin-left="0in"/>
      <style:map style:condition="cell-content()=&quot;null&quot;" style:apply-style-name="Footnote" style:base-cell-address="Sheet1.A1"/>
      <style:map style:condition="cell-content()=&quot;true&quot;" style:apply-style-name="Good" style:base-cell-address="Sheet1.A1"/>
      <style:map style:condition="cell-content()=&quot;false&quot;" style:apply-style-name="Bad" style:base-cell-address="Sheet1.A1"/>
    </style:style>
    <style:style style:name="ce13" style:family="table-cell" style:parent-style-name="Default" style:data-style-name="N100">
      <style:table-cell-properties fo:background-color="#8be9fd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  <style:map style:condition="cell-content()=&quot;weapon&quot;" style:apply-style-name="weapon" style:base-cell-address="Sheet1.C1"/>
      <style:map style:condition="cell-content()=&quot;armor&quot;" style:apply-style-name="armor" style:base-cell-address="Sheet1.C1"/>
      <style:map style:condition="cell-content()=&quot;jewelry&quot;" style:apply-style-name="jewelry" style:base-cell-address="Sheet1.C1"/>
      <style:map style:condition="cell-content()=&quot;ammunition&quot;" style:apply-style-name="ammunition" style:base-cell-address="Sheet1.C1"/>
      <style:map style:condition="cell-content()=&quot;amulet&quot;" style:apply-style-name="amulet" style:base-cell-address="Sheet1.C1"/>
      <style:map style:condition="cell-content()=&quot;tool&quot;" style:apply-style-name="tool" style:base-cell-address="Sheet1.C1"/>
      <style:map style:condition="cell-content()=&quot;consumable&quot;" style:apply-style-name="consumable" style:base-cell-address="Sheet1.C1"/>
    </style:style>
    <style:style style:name="ce20" style:family="table-cell" style:parent-style-name="Default" style:data-style-name="N100">
      <style:table-cell-properties style:text-align-source="fix" style:repeat-content="false" fo:background-color="transparent" fo:border="0.74pt solid #000000"/>
      <style:paragraph-properties fo:text-align="center" fo:margin-left="0in"/>
      <style:map style:condition="cell-content()=&quot;weapon&quot;" style:apply-style-name="weapon" style:base-cell-address="Sheet1.C1"/>
      <style:map style:condition="cell-content()=&quot;armor&quot;" style:apply-style-name="armor" style:base-cell-address="Sheet1.C1"/>
      <style:map style:condition="cell-content()=&quot;jewelry&quot;" style:apply-style-name="jewelry" style:base-cell-address="Sheet1.C1"/>
      <style:map style:condition="cell-content()=&quot;ammunition&quot;" style:apply-style-name="ammunition" style:base-cell-address="Sheet1.C1"/>
      <style:map style:condition="cell-content()=&quot;amulet&quot;" style:apply-style-name="amulet" style:base-cell-address="Sheet1.C1"/>
      <style:map style:condition="cell-content()=&quot;tool&quot;" style:apply-style-name="tool" style:base-cell-address="Sheet1.C1"/>
      <style:map style:condition="cell-content()=&quot;consumable&quot;" style:apply-style-name="consumable" style:base-cell-address="Sheet1.C1"/>
    </style:style>
    <style:style style:name="ce21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map style:condition="cell-content()=&quot;weapon&quot;" style:apply-style-name="weapon" style:base-cell-address="Sheet1.C1"/>
      <style:map style:condition="cell-content()=&quot;armor&quot;" style:apply-style-name="armor" style:base-cell-address="Sheet1.C1"/>
      <style:map style:condition="cell-content()=&quot;jewelry&quot;" style:apply-style-name="jewelry" style:base-cell-address="Sheet1.C1"/>
      <style:map style:condition="cell-content()=&quot;ammunition&quot;" style:apply-style-name="ammunition" style:base-cell-address="Sheet1.C1"/>
      <style:map style:condition="cell-content()=&quot;amulet&quot;" style:apply-style-name="amulet" style:base-cell-address="Sheet1.C1"/>
      <style:map style:condition="cell-content()=&quot;tool&quot;" style:apply-style-name="tool" style:base-cell-address="Sheet1.C1"/>
      <style:map style:condition="cell-content()=&quot;consumable&quot;" style:apply-style-name="consumable" style:base-cell-address="Sheet1.C1"/>
    </style:style>
    <style:style style:name="ce22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map style:condition="cell-content()=&quot;null&quot;" style:apply-style-name="Footnote" style:base-cell-address="Sheet1.A1"/>
      <style:map style:condition="cell-content()=&quot;true&quot;" style:apply-style-name="Good" style:base-cell-address="Sheet1.A1"/>
      <style:map style:condition="cell-content()=&quot;false&quot;" style:apply-style-name="Bad" style:base-cell-address="Sheet1.A1"/>
    </style:style>
    <style:style style:name="ce23" style:family="table-cell" style:parent-style-name="consumable" style:data-style-name="N100">
      <style:table-cell-properties fo:background-color="transparent"/>
      <style:map style:condition="cell-content()=&quot;null&quot;" style:apply-style-name="Footnote" style:base-cell-address="Sheet1.A1"/>
      <style:map style:condition="cell-content()=&quot;true&quot;" style:apply-style-name="Good" style:base-cell-address="Sheet1.A1"/>
      <style:map style:condition="cell-content()=&quot;false&quot;" style:apply-style-name="Bad" style:base-cell-address="Sheet1.A1"/>
    </style:style>
    <style:style style:name="ce24" style:family="table-cell" style:parent-style-name="Default" style:data-style-name="N121">
      <style:table-cell-properties fo:background-color="#8be9fd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  <style:map style:condition="cell-content()=&quot;null&quot;" style:apply-style-name="Footnote" style:base-cell-address="Sheet1.A1"/>
      <style:map style:condition="cell-content()=&quot;true&quot;" style:apply-style-name="Good" style:base-cell-address="Sheet1.A1"/>
      <style:map style:condition="cell-content()=&quot;false&quot;" style:apply-style-name="Bad" style:base-cell-address="Sheet1.A1"/>
    </style:style>
    <style:style style:name="ce25" style:family="table-cell" style:parent-style-name="Default" style:data-style-name="N121">
      <style:table-cell-properties style:text-align-source="fix" style:repeat-content="false" fo:background-color="transparent" fo:border="0.74pt solid #000000"/>
      <style:paragraph-properties fo:text-align="center" fo:margin-left="0in"/>
      <style:map style:condition="cell-content()=&quot;null&quot;" style:apply-style-name="Footnote" style:base-cell-address="Sheet1.A1"/>
      <style:map style:condition="cell-content()=&quot;true&quot;" style:apply-style-name="Good" style:base-cell-address="Sheet1.A1"/>
      <style:map style:condition="cell-content()=&quot;false&quot;" style:apply-style-name="Bad" style:base-cell-address="Sheet1.A1"/>
    </style:style>
    <style:style style:name="ce26" style:family="table-cell" style:parent-style-name="Default" style:data-style-name="N0">
      <style:table-cell-properties style:text-align-source="fix" style:repeat-content="false" fo:background-color="transparent" fo:border="0.74pt solid #000000"/>
      <style:paragraph-properties fo:text-align="center" fo:margin-left="0in"/>
      <style:map style:condition="cell-content()=&quot;null&quot;" style:apply-style-name="Footnote" style:base-cell-address="Sheet1.A1"/>
      <style:map style:condition="cell-content()=&quot;true&quot;" style:apply-style-name="Good" style:base-cell-address="Sheet1.A1"/>
      <style:map style:condition="cell-content()=&quot;false&quot;" style:apply-style-name="Bad" style:base-cell-address="Sheet1.A1"/>
    </style:style>
    <style:style style:name="ce27" style:family="table-cell" style:parent-style-name="Default" style:data-style-name="N100">
      <style:table-cell-properties fo:background-color="#8be9fd" fo:border="0.74pt solid #000000"/>
      <style:text-properties fo:font-weight="bold" style:font-weight-asian="bold" style:font-weight-complex="bold"/>
      <style:map style:condition="cell-content()=&quot;null&quot;" style:apply-style-name="Footnote" style:base-cell-address="Sheet1.A1"/>
      <style:map style:condition="cell-content()=&quot;true&quot;" style:apply-style-name="Good" style:base-cell-address="Sheet1.A1"/>
      <style:map style:condition="cell-content()=&quot;false&quot;" style:apply-style-name="Bad" style:base-cell-address="Sheet1.A1"/>
    </style:style>
    <style:style style:name="ce28" style:family="table-cell" style:parent-style-name="Default" style:data-style-name="N100">
      <style:table-cell-properties fo:background-color="transparent" fo:border="0.74pt solid #000000"/>
      <style:map style:condition="cell-content()=&quot;null&quot;" style:apply-style-name="Footnote" style:base-cell-address="Sheet1.A1"/>
      <style:map style:condition="cell-content()=&quot;true&quot;" style:apply-style-name="Good" style:base-cell-address="Sheet1.A1"/>
      <style:map style:condition="cell-content()=&quot;false&quot;" style:apply-style-name="Bad" style:base-cell-address="Sheet1.A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default-cell-style-name="ce5"/>
        <table:table-column table:style-name="co1" table:default-cell-style-name="ce20"/>
        <table:table-column table:style-name="co1" table:number-columns-repeated="3" table:default-cell-style-name="ce5"/>
        <table:table-column table:style-name="co1" table:number-columns-repeated="5" table:default-cell-style-name="ce25"/>
        <table:table-column table:style-name="co1" table:number-columns-repeated="1011" table:default-cell-style-name="ce5"/>
        <table:table-column table:style-name="co1" table:number-columns-repeated="2" table:default-cell-style-name="ce28"/>
        <table:table-row table:style-name="ro1">
          <table:table-cell table:style-name="ce1" office:value-type="string" calcext:value-type="string">
            <text:p>UUID</text:p>
          </table:table-cell>
          <table:table-cell table:style-name="ce1" office:value-type="string" calcext:value-type="string">
            <text:p>NAME</text:p>
          </table:table-cell>
          <table:table-cell table:style-name="ce13" office:value-type="string" calcext:value-type="string">
            <text:p>TYPE</text:p>
          </table:table-cell>
          <table:table-cell table:style-name="ce1" office:value-type="string" calcext:value-type="string">
            <text:p>SUBTYPE</text:p>
          </table:table-cell>
          <table:table-cell table:style-name="ce1" office:value-type="string" calcext:value-type="string">
            <text:p>CONSUMABLE</text:p>
          </table:table-cell>
          <table:table-cell table:style-name="ce1" office:value-type="string" calcext:value-type="string">
            <text:p>STACKABLE</text:p>
          </table:table-cell>
          <table:table-cell table:style-name="ce24" office:value-type="string" calcext:value-type="string">
            <text:p>STR</text:p>
          </table:table-cell>
          <table:table-cell table:style-name="ce24" office:value-type="string" calcext:value-type="string">
            <text:p>DEX</text:p>
          </table:table-cell>
          <table:table-cell table:style-name="ce24" office:value-type="string" calcext:value-type="string">
            <text:p>CONST</text:p>
          </table:table-cell>
          <table:table-cell table:style-name="ce24" office:value-type="string" calcext:value-type="string">
            <text:p>INT</text:p>
          </table:table-cell>
          <table:table-cell table:style-name="ce24" office:value-type="string" calcext:value-type="string">
            <text:p>WIS</text:p>
          </table:table-cell>
          <table:table-cell table:style-name="ce1" office:value-type="string" calcext:value-type="string">
            <text:p>SKILL</text:p>
          </table:table-cell>
          <table:table-cell table:style-name="ce1" table:number-columns-repeated="1010"/>
          <table:table-cell table:style-name="ce27" table:number-columns-repeated="2"/>
        </table:table-row>
        <table:table-row table:style-name="ro1">
          <table:table-cell office:value-type="string" calcext:value-type="string">
            <text:p>ITEM_00000</text:p>
          </table:table-cell>
          <table:table-cell office:value-type="string" calcext:value-type="string">
            <text:p>Training Sword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word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TEM_00001</text:p>
          </table:table-cell>
          <table:table-cell office:value-type="string" calcext:value-type="string">
            <text:p>Training Long Sword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longsword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TEM_00002</text:p>
          </table:table-cell>
          <table:table-cell office:value-type="string" calcext:value-type="string">
            <text:p>Training Axe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ax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TEM_00003</text:p>
          </table:table-cell>
          <table:table-cell office:value-type="string" calcext:value-type="string">
            <text:p><text:s/>Training Bow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bow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TEM_00004</text:p>
          </table:table-cell>
          <table:table-cell office:value-type="string" calcext:value-type="string">
            <text:p><text:s/>Training Dagger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dagger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-5" calcext:value-type="float">
            <text:p>-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TEM_00005</text:p>
          </table:table-cell>
          <table:table-cell office:value-type="string" calcext:value-type="string">
            <text:p>Training Staff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taff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TEM_00006</text:p>
          </table:table-cell>
          <table:table-cell office:value-type="string" calcext:value-type="string">
            <text:p>Training Shield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shield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TEM_00007</text:p>
          </table:table-cell>
          <table:table-cell office:value-type="string" calcext:value-type="string">
            <text:p>Training Ring</text:p>
          </table:table-cell>
          <table:table-cell office:value-type="string" calcext:value-type="string">
            <text:p>jewelry</text:p>
          </table:table-cell>
          <table:table-cell office:value-type="string" calcext:value-type="string">
            <text:p>ring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TEM_00008</text:p>
          </table:table-cell>
          <table:table-cell office:value-type="string" calcext:value-type="string">
            <text:p>Training Earring</text:p>
          </table:table-cell>
          <table:table-cell office:value-type="string" calcext:value-type="string">
            <text:p>jewelry</text:p>
          </table:table-cell>
          <table:table-cell office:value-type="string" calcext:value-type="string">
            <text:p>earring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TEM_00009</text:p>
          </table:table-cell>
          <table:table-cell office:value-type="string" calcext:value-type="string">
            <text:p>Training Helmet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helmet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TEM_00010</text:p>
          </table:table-cell>
          <table:table-cell office:value-type="string" calcext:value-type="string">
            <text:p>Training Gloves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gloves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TEM_00011</text:p>
          </table:table-cell>
          <table:table-cell office:value-type="string" calcext:value-type="string">
            <text:p>Training Boots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boots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TEM_00012</text:p>
          </table:table-cell>
          <table:table-cell office:value-type="string" calcext:value-type="string">
            <text:p>Training Armour</text:p>
          </table:table-cell>
          <table:table-cell table:number-columns-repeated="2" office:value-type="string" calcext:value-type="string">
            <text:p>armor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TEM_00013</text:p>
          </table:table-cell>
          <table:table-cell office:value-type="string" calcext:value-type="string">
            <text:p>Training Legs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legs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TEM_00014</text:p>
          </table:table-cell>
          <table:table-cell office:value-type="string" calcext:value-type="string">
            <text:p>Training Cape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cap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TEM_00015</text:p>
          </table:table-cell>
          <table:table-cell office:value-type="string" calcext:value-type="string">
            <text:p>Training Belt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belt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TEM_00016</text:p>
          </table:table-cell>
          <table:table-cell office:value-type="string" calcext:value-type="string">
            <text:p><text:s/>Training Shoulders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shoulders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TEM_00017</text:p>
          </table:table-cell>
          <table:table-cell office:value-type="string" calcext:value-type="string">
            <text:p>Training Pendant</text:p>
          </table:table-cell>
          <table:table-cell office:value-type="string" calcext:value-type="string">
            <text:p>jewelry</text:p>
          </table:table-cell>
          <table:table-cell office:value-type="string" calcext:value-type="string">
            <text:p>necklac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TEM_00018</text:p>
          </table:table-cell>
          <table:table-cell office:value-type="string" calcext:value-type="string">
            <text:p>Training Arrow</text:p>
          </table:table-cell>
          <table:table-cell office:value-type="string" calcext:value-type="string">
            <text:p>ammunition</text:p>
          </table:table-cell>
          <table:table-cell office:value-type="string" calcext:value-type="string">
            <text:p>arrow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TEM_00019</text:p>
          </table:table-cell>
          <table:table-cell office:value-type="string" calcext:value-type="string">
            <text:p>Training Orb</text:p>
          </table:table-cell>
          <table:table-cell office:value-type="string" calcext:value-type="string">
            <text:p>amulet</text:p>
          </table:table-cell>
          <table:table-cell office:value-type="string" calcext:value-type="string">
            <text:p>orb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TEM_00020</text:p>
          </table:table-cell>
          <table:table-cell office:value-type="string" calcext:value-type="string">
            <text:p>Training Wings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wings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TEM_00021</text:p>
          </table:table-cell>
          <table:table-cell office:value-type="string" calcext:value-type="string">
            <text:p>Training Pickaxe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pickax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5"/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TEM_00022</text:p>
          </table:table-cell>
          <table:table-cell office:value-type="string" calcext:value-type="string">
            <text:p>Infinite Rune</text:p>
          </table:table-cell>
          <table:table-cell office:value-type="string" calcext:value-type="string">
            <text:p>consumable</text:p>
          </table:table-cell>
          <table:table-cell office:value-type="string" calcext:value-type="string">
            <text:p>run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5"/>
          <table:table-cell office:value-type="string" calcext:value-type="string">
            <text:p>lesser_ligh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TEM_00023</text:p>
          </table:table-cell>
          <table:table-cell office:value-type="string" calcext:value-type="string">
            <text:p>Lesser Health Elixir</text:p>
          </table:table-cell>
          <table:table-cell office:value-type="string" calcext:value-type="string">
            <text:p>consumable</text:p>
          </table:table-cell>
          <table:table-cell office:value-type="string" calcext:value-type="string">
            <text:p>potio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5"/>
          <table:table-cell office:value-type="string" calcext:value-type="string">
            <text:p>lesser_he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TEM_00024</text:p>
          </table:table-cell>
          <table:table-cell office:value-type="string" calcext:value-type="string">
            <text:p>Lesser Mana Elixir</text:p>
          </table:table-cell>
          <table:table-cell office:value-type="string" calcext:value-type="string">
            <text:p>consumable</text:p>
          </table:table-cell>
          <table:table-cell office:value-type="string" calcext:value-type="string">
            <text:p>potio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5"/>
          <table:table-cell office:value-type="string" calcext:value-type="string">
            <text:p>lesser_mana</text:p>
          </table:table-cell>
          <table:table-cell table:number-columns-repeated="1012"/>
        </table:table-row>
        <table:table-row table:style-name="ro2">
          <table:table-cell table:number-columns-repeated="12"/>
          <table:table-cell table:style-name="ce22" table:number-columns-repeated="1010"/>
          <table:table-cell table:number-columns-repeated="2"/>
        </table:table-row>
        <table:table-row table:style-name="ro2">
          <table:table-cell table:number-columns-repeated="2"/>
          <table:table-cell table:style-name="ce21"/>
          <table:table-cell table:style-name="ce22"/>
          <table:table-cell table:number-columns-repeated="8"/>
          <table:table-cell table:style-name="ce22" table:number-columns-repeated="1010"/>
          <table:table-cell table:number-columns-repeated="2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number-columns-repeated="4"/>
          <table:table-cell table:style-name="ce23"/>
          <table:table-cell table:number-columns-repeated="1019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C1:Sheet1.C1048576">
            <calcext:condition calcext:apply-style-name="weapon" calcext:value="=&quot;weapon&quot;" calcext:base-cell-address="Sheet1.C1"/>
            <calcext:condition calcext:apply-style-name="armor" calcext:value="=&quot;armor&quot;" calcext:base-cell-address="Sheet1.C1"/>
            <calcext:condition calcext:apply-style-name="jewelry" calcext:value="=&quot;jewelry&quot;" calcext:base-cell-address="Sheet1.C1"/>
            <calcext:condition calcext:apply-style-name="ammunition" calcext:value="=&quot;ammunition&quot;" calcext:base-cell-address="Sheet1.C1"/>
            <calcext:condition calcext:apply-style-name="amulet" calcext:value="=&quot;amulet&quot;" calcext:base-cell-address="Sheet1.C1"/>
            <calcext:condition calcext:apply-style-name="tool" calcext:value="=&quot;tool&quot;" calcext:base-cell-address="Sheet1.C1"/>
            <calcext:condition calcext:apply-style-name="consumable" calcext:value="=&quot;consumable&quot;" calcext:base-cell-address="Sheet1.C1"/>
          </calcext:conditional-format>
          <calcext:conditional-format calcext:target-range-address="Sheet1.A1:Sheet1.AMJ1048576">
            <calcext:condition calcext:apply-style-name="Footnote" calcext:value="=&quot;null&quot;" calcext:base-cell-address="Sheet1.A1"/>
            <calcext:condition calcext:apply-style-name="Good" calcext:value="=&quot;true&quot;" calcext:base-cell-address="Sheet1.A1"/>
            <calcext:condition calcext:apply-style-name="Bad" calcext:value="=&quot;false&quot;" calcext:base-cell-address="Sheet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Clear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weapon" style:family="table-cell" style:parent-style-name="TYPE" style:data-style-name="N0">
      <style:table-cell-properties fo:background-color="#e40072" style:text-align-source="fix" style:repeat-content="false" fo:border="0.74pt solid #000000"/>
      <style:paragraph-properties fo:text-align="center" fo:margin-left="0in"/>
    </style:style>
    <style:style style:name="armor" style:family="table-cell" style:parent-style-name="TYPE">
      <style:table-cell-properties fo:background-color="#00e472"/>
    </style:style>
    <style:style style:name="jewelry" style:family="table-cell" style:parent-style-name="TYPE">
      <style:table-cell-properties fo:background-color="#72e400"/>
    </style:style>
    <style:style style:name="amulet" style:family="table-cell" style:parent-style-name="TYPE">
      <style:table-cell-properties fo:background-color="#0000b0"/>
    </style:style>
    <style:style style:name="TYPE" style:family="table-cell" style:parent-style-name="Default"/>
    <style:style style:name="tool" style:family="table-cell" style:parent-style-name="TYPE">
      <style:table-cell-properties fo:background-color="#ffff00"/>
    </style:style>
    <style:style style:name="ammunition" style:family="table-cell" style:parent-style-name="TYPE">
      <style:table-cell-properties fo:background-color="#b400b4"/>
    </style:style>
    <style:style style:name="consumable" style:family="table-cell" style:parent-style-name="TYPE">
      <style:table-cell-properties fo:background-color="#e472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2">00/00/0000</text:date>, <text:time style:data-style-name="N2" text:time-value="18:57:00.2464838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31T17:44:57.542498460</meta:creation-date>
    <dc:date>2021-06-02T19:01:24.950632864</dc:date>
    <meta:editing-duration>PT1H20M57S</meta:editing-duration>
    <meta:editing-cycles>31</meta:editing-cycles>
    <meta:generator>LibreOffice/7.1.3.2$Linux_X86_64 LibreOffice_project/10$Build-2</meta:generator>
    <meta:document-statistic meta:table-count="1" meta:cell-count="292" meta:object-count="0"/>
  </office:meta>
</office:document-meta>
</file>